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ta 0</text:p>
          </table:table-cell>
          <table:table-cell office:value-type="string" calcext:value-type="string">
            <text:p>Beta 1</text:p>
          </table:table-cell>
          <table:table-cell office:value-type="string" calcext:value-type="string">
            <text:p>Beta 2</text:p>
          </table:table-cell>
          <table:table-cell office:value-type="string" calcext:value-type="string">
            <text:p>Beta 3</text:p>
          </table:table-cell>
          <table:table-cell table:number-columns-repeated="3"/>
        </table:table-row>
        <table:table-row table:style-name="ro1">
          <table:table-cell table:formula="of:=10*RAND()" office:value-type="float" office:value="3.90643964096653" calcext:value-type="float">
            <text:p>3.90643964096653</text:p>
          </table:table-cell>
          <table:table-cell table:formula="of:=10*RAND()" office:value-type="float" office:value="2.40549322662683" calcext:value-type="float">
            <text:p>2.40549322662683</text:p>
          </table:table-cell>
          <table:table-cell table:formula="of:=10*RAND()" office:value-type="float" office:value="6.59433702141324" calcext:value-type="float">
            <text:p>6.59433702141324</text:p>
          </table:table-cell>
          <table:table-cell table:formula="of:=10*RAND()" office:value-type="float" office:value="9.2378276943943" calcext:value-type="float">
            <text:p>9.237827694394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table:style-name="ce1" table:formula="of:=RAND()" office:value-type="float" office:value="0.704671803503097" calcext:value-type="float">
            <text:p>0.704671803503097</text:p>
          </table:table-cell>
          <table:table-cell table:formula="of:=[.A5]^3+[.C$2]*[.A5]^2+[.B$2]*[.A5]+[.A$2]+[.B$16]-2*[.B$16]*RAND()" office:value-type="float" office:value="158.086903499593" calcext:value-type="float">
            <text:p>158.086903499593</text:p>
          </table:table-cell>
          <table:table-cell table:formula="of:=[.A$2]+[.B$2]*[.A5]+[.C$16]-2*[.C$16]*RAND()" office:value-type="float" office:value="-0.000327454685610462" calcext:value-type="float">
            <text:p>-0.00032745468561</text:p>
          </table:table-cell>
          <table:table-cell table:formula="of:=[.A$2]-[.B$2]*SIN([.A5])+[.C$2]*COS([.A5])+[.D$16]-2*[.D$16]*RAND()" office:value-type="float" office:value="7.32250643459527" calcext:value-type="float">
            <text:p>7.32250643459527</text:p>
          </table:table-cell>
          <table:table-cell table:formula="of:=[.A$2]*LN(3*[.A5])+[.E$16]-2*[.E$16]*RAND()" office:value-type="float" office:value="2.93911235383244" calcext:value-type="float">
            <text:p>2.93911235383244</text:p>
          </table:table-cell>
          <table:table-cell table:number-columns-repeated="2"/>
        </table:table-row>
        <table:table-row table:style-name="ro1">
          <table:table-cell table:style-name="ce1" table:formula="of:=[.A5]+3*RAND()" office:value-type="float" office:value="1.40752050472782" calcext:value-type="float">
            <text:p>1.40752050472782</text:p>
          </table:table-cell>
          <table:table-cell table:formula="of:=[.A6]^3+[.C$2]*[.A6]^2+[.B$2]*[.A6]+[.A$2]" office:value-type="float" office:value="23.1448124222516" calcext:value-type="float">
            <text:p>23.1448124222516</text:p>
          </table:table-cell>
          <table:table-cell table:formula="of:=[.A$2]+[.B$2]*[.A6]" office:value-type="float" office:value="7.29222068142767" calcext:value-type="float">
            <text:p>7.29222068142767</text:p>
          </table:table-cell>
          <table:table-cell table:formula="of:=[.A$2]-[.B$2]*SIN([.A6])+[.C$2]*COS([.A6])+[.D$16]-2*[.D$16]*RAND()" office:value-type="float" office:value="2.7076534212835" calcext:value-type="float">
            <text:p>2.7076534212835</text:p>
          </table:table-cell>
          <table:table-cell table:formula="of:=[.A$2]*LN(3*[.A6])+[.E$16]-2*[.E$16]*RAND()" office:value-type="float" office:value="5.49360161815758" calcext:value-type="float">
            <text:p>5.49360161815758</text:p>
          </table:table-cell>
          <table:table-cell table:number-columns-repeated="2"/>
        </table:table-row>
        <table:table-row table:style-name="ro1">
          <table:table-cell table:style-name="ce1" table:formula="of:=[.A6]+3*RAND()" office:value-type="float" office:value="3.83357531481459" calcext:value-type="float">
            <text:p>3.83357531481459</text:p>
          </table:table-cell>
          <table:table-cell table:formula="of:=[.A7]^3+[.C$2]*[.A7]^2+[.B$2]*[.A7]+[.A$2]" office:value-type="float" office:value="166.379803974191" calcext:value-type="float">
            <text:p>166.379803974191</text:p>
          </table:table-cell>
          <table:table-cell table:formula="of:=[.A$2]+[.B$2]*[.A7]" office:value-type="float" office:value="13.1280790945168" calcext:value-type="float">
            <text:p>13.1280790945168</text:p>
          </table:table-cell>
          <table:table-cell table:formula="of:=[.A$2]-[.B$2]*SIN([.A7])+[.C$2]*COS([.A7])+[.D$16]-2*[.D$16]*RAND()" office:value-type="float" office:value="0.182119782836858" calcext:value-type="float">
            <text:p>0.182119782836858</text:p>
          </table:table-cell>
          <table:table-cell table:formula="of:=[.A$2]*LN(3*[.A7])+[.E$16]-2*[.E$16]*RAND()" office:value-type="float" office:value="9.39521649316623" calcext:value-type="float">
            <text:p>9.39521649316623</text:p>
          </table:table-cell>
          <table:table-cell table:number-columns-repeated="2"/>
        </table:table-row>
        <table:table-row table:style-name="ro1">
          <table:table-cell table:style-name="ce1" table:formula="of:=[.A7]+3*RAND()" office:value-type="float" office:value="5.37037267371584" calcext:value-type="float">
            <text:p>5.37037267371584</text:p>
          </table:table-cell>
          <table:table-cell table:formula="of:=[.A8]^3+[.C$2]*[.A8]^2+[.B$2]*[.A8]+[.A$2]" office:value-type="float" office:value="361.897862339744" calcext:value-type="float">
            <text:p>361.897862339744</text:p>
          </table:table-cell>
          <table:table-cell table:formula="of:=[.A$2]+[.B$2]*[.A8]" office:value-type="float" office:value="16.8248347320518" calcext:value-type="float">
            <text:p>16.8248347320518</text:p>
          </table:table-cell>
          <table:table-cell table:formula="of:=[.A$2]-[.B$2]*SIN([.A8])+[.C$2]*COS([.A8])+[.D$16]-2*[.D$16]*RAND()" office:value-type="float" office:value="9.83404304056375" calcext:value-type="float">
            <text:p>9.83404304056375</text:p>
          </table:table-cell>
          <table:table-cell table:formula="of:=[.A$2]*LN(3*[.A8])+[.E$16]-2*[.E$16]*RAND()" office:value-type="float" office:value="10.563491697355" calcext:value-type="float">
            <text:p>10.563491697355</text:p>
          </table:table-cell>
          <table:table-cell table:number-columns-repeated="2"/>
        </table:table-row>
        <table:table-row table:style-name="ro1">
          <table:table-cell table:style-name="ce1" table:formula="of:=[.A8]+3*RAND()" office:value-type="float" office:value="6.15122018195503" calcext:value-type="float">
            <text:p>6.15122018195503</text:p>
          </table:table-cell>
          <table:table-cell table:formula="of:=[.A9]^3+[.C$2]*[.A9]^2+[.B$2]*[.A9]+[.A$2]" office:value-type="float" office:value="500.96330278124" calcext:value-type="float">
            <text:p>500.96330278124</text:p>
          </table:table-cell>
          <table:table-cell table:formula="of:=[.A$2]+[.B$2]*[.A9]" office:value-type="float" office:value="18.7031581241496" calcext:value-type="float">
            <text:p>18.7031581241496</text:p>
          </table:table-cell>
          <table:table-cell table:formula="of:=[.A$2]-[.B$2]*SIN([.A9])+[.C$2]*COS([.A9])+[.D$16]-2*[.D$16]*RAND()" office:value-type="float" office:value="10.6505274223125" calcext:value-type="float">
            <text:p>10.6505274223125</text:p>
          </table:table-cell>
          <table:table-cell table:formula="of:=[.A$2]*LN(3*[.A9])+[.E$16]-2*[.E$16]*RAND()" office:value-type="float" office:value="11.4511429786006" calcext:value-type="float">
            <text:p>11.4511429786006</text:p>
          </table:table-cell>
          <table:table-cell table:number-columns-repeated="2"/>
        </table:table-row>
        <table:table-row table:style-name="ro1">
          <table:table-cell table:style-name="ce1" table:formula="of:=[.A9]+3*RAND()" office:value-type="float" office:value="6.84178310056941" calcext:value-type="float">
            <text:p>6.84178310056941</text:p>
          </table:table-cell>
          <table:table-cell table:formula="of:=[.A10]^3+[.C$2]*[.A10]^2+[.B$2]*[.A10]+[.A$2]" office:value-type="float" office:value="649.30903164897" calcext:value-type="float">
            <text:p>649.30903164897</text:p>
          </table:table-cell>
          <table:table-cell table:formula="of:=[.A$2]+[.B$2]*[.A10]" office:value-type="float" office:value="20.3643025474362" calcext:value-type="float">
            <text:p>20.3643025474362</text:p>
          </table:table-cell>
          <table:table-cell table:formula="of:=[.A$2]-[.B$2]*SIN([.A10])+[.C$2]*COS([.A10])+[.D$16]-2*[.D$16]*RAND()" office:value-type="float" office:value="8.09680715319726" calcext:value-type="float">
            <text:p>8.09680715319726</text:p>
          </table:table-cell>
          <table:table-cell table:formula="of:=[.A$2]*LN(3*[.A10])+[.E$16]-2*[.E$16]*RAND()" office:value-type="float" office:value="11.7854424737018" calcext:value-type="float">
            <text:p>11.7854424737018</text:p>
          </table:table-cell>
          <table:table-cell table:number-columns-repeated="2"/>
        </table:table-row>
        <table:table-row table:style-name="ro1">
          <table:table-cell table:style-name="ce1" table:formula="of:=[.A10]+3*RAND()" office:value-type="float" office:value="9.38807179576733" calcext:value-type="float">
            <text:p>9.38807179576733</text:p>
          </table:table-cell>
          <table:table-cell table:formula="of:=[.A11]^3+[.C$2]*[.A11]^2+[.B$2]*[.A11]+[.A$2]" office:value-type="float" office:value="1435.11324084661" calcext:value-type="float">
            <text:p>1435.11324084661</text:p>
          </table:table-cell>
          <table:table-cell table:formula="of:=[.A$2]+[.B$2]*[.A11]" office:value-type="float" office:value="26.4893827567712" calcext:value-type="float">
            <text:p>26.4893827567712</text:p>
          </table:table-cell>
          <table:table-cell table:formula="of:=[.A$2]-[.B$2]*SIN([.A11])+[.C$2]*COS([.A11])+[.D$16]-2*[.D$16]*RAND()" office:value-type="float" office:value="-2.96317714553179" calcext:value-type="float">
            <text:p>-2.96317714553179</text:p>
          </table:table-cell>
          <table:table-cell table:formula="of:=[.A$2]*LN(3*[.A11])+[.E$16]-2*[.E$16]*RAND()" office:value-type="float" office:value="13.2960481245197" calcext:value-type="float">
            <text:p>13.2960481245197</text:p>
          </table:table-cell>
          <table:table-cell table:number-columns-repeated="2"/>
        </table:table-row>
        <table:table-row table:style-name="ro1">
          <table:table-cell table:style-name="ce1" table:formula="of:=[.A11]+3*RAND()" office:value-type="float" office:value="12.135447681575" calcext:value-type="float">
            <text:p>12.135447681575</text:p>
          </table:table-cell>
          <table:table-cell table:formula="of:=[.A12]^3+[.C$2]*[.A12]^2+[.B$2]*[.A12]+[.A$2]" office:value-type="float" office:value="2791.41653404194" calcext:value-type="float">
            <text:p>2791.41653404194</text:p>
          </table:table-cell>
          <table:table-cell table:formula="of:=[.A$2]+[.B$2]*[.A12]" office:value-type="float" office:value="33.0981768410796" calcext:value-type="float">
            <text:p>33.0981768410796</text:p>
          </table:table-cell>
          <table:table-cell table:formula="of:=[.A$2]-[.B$2]*SIN([.A12])+[.C$2]*COS([.A12])+[.D$16]-2*[.D$16]*RAND()" office:value-type="float" office:value="10.8644720213137" calcext:value-type="float">
            <text:p>10.8644720213137</text:p>
          </table:table-cell>
          <table:table-cell table:formula="of:=[.A$2]*LN(3*[.A12])+[.E$16]-2*[.E$16]*RAND()" office:value-type="float" office:value="13.7561973045549" calcext:value-type="float">
            <text:p>13.7561973045549</text:p>
          </table:table-cell>
          <table:table-cell table:number-columns-repeated="2"/>
        </table:table-row>
        <table:table-row table:style-name="ro1">
          <table:table-cell table:style-name="ce1" table:formula="of:=[.A12]+3*RAND()" office:value-type="float" office:value="12.3503752686472" calcext:value-type="float">
            <text:p>12.3503752686472</text:p>
          </table:table-cell>
          <table:table-cell table:formula="of:=[.A13]^3+[.C$2]*[.A13]^2+[.B$2]*[.A13]+[.A$2]" office:value-type="float" office:value="2923.28566773148" calcext:value-type="float">
            <text:p>2923.28566773148</text:p>
          </table:table-cell>
          <table:table-cell table:formula="of:=[.A$2]+[.B$2]*[.A13]" office:value-type="float" office:value="33.6151836959968" calcext:value-type="float">
            <text:p>33.6151836959968</text:p>
          </table:table-cell>
          <table:table-cell table:formula="of:=[.A$2]-[.B$2]*SIN([.A13])+[.C$2]*COS([.A13])+[.D$16]-2*[.D$16]*RAND()" office:value-type="float" office:value="10.7387492482683" calcext:value-type="float">
            <text:p>10.7387492482683</text:p>
          </table:table-cell>
          <table:table-cell table:formula="of:=[.A$2]*LN(3*[.A13])+[.E$16]-2*[.E$16]*RAND()" office:value-type="float" office:value="14.0057478553989" calcext:value-type="float">
            <text:p>14.0057478553989</text:p>
          </table:table-cell>
          <table:table-cell table:number-columns-repeated="2"/>
        </table:table-row>
        <table:table-row table:style-name="ro1">
          <table:table-cell table:style-name="ce1" table:formula="of:=[.A13]+3*RAND()" office:value-type="float" office:value="12.4095007112352" calcext:value-type="float">
            <text:p>12.4095007112352</text:p>
          </table:table-cell>
          <table:table-cell table:formula="of:=[.A14]^3+[.C$2]*[.A14]^2+[.B$2]*[.A14]+[.A$2]" office:value-type="float" office:value="2960.26685404439" calcext:value-type="float">
            <text:p>2960.26685404439</text:p>
          </table:table-cell>
          <table:table-cell table:formula="of:=[.A$2]+[.B$2]*[.A14]" office:value-type="float" office:value="33.7574095476636" calcext:value-type="float">
            <text:p>33.7574095476636</text:p>
          </table:table-cell>
          <table:table-cell table:formula="of:=[.A$2]-[.B$2]*SIN([.A14])+[.C$2]*COS([.A14])+[.D$16]-2*[.D$16]*RAND()" office:value-type="float" office:value="10.7218927850712" calcext:value-type="float">
            <text:p>10.7218927850712</text:p>
          </table:table-cell>
          <table:table-cell table:formula="of:=[.A$2]*LN(3*[.A14])+[.E$16]-2*[.E$16]*RAND()" office:value-type="float" office:value="14.1349350929536" calcext:value-type="float">
            <text:p>14.134935092953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1" table:formula="of:=RAND()" office:value-type="float" office:value="0.400406433334356" calcext:value-type="float">
            <text:p>0.400406433334356</text:p>
          </table:table-cell>
          <table:table-cell table:style-name="ce1" table:formula="of:=[.C19]+RAND()" office:value-type="float" office:value="0.836179318749737" calcext:value-type="float">
            <text:p>0.836179318749737</text:p>
          </table:table-cell>
          <table:table-cell table:style-name="ce1" table:formula="of:=[.D19]+RAND()" office:value-type="float" office:value="1.62410187922213" calcext:value-type="float">
            <text:p>1.62410187922213</text:p>
          </table:table-cell>
          <table:table-cell table:style-name="ce1" table:formula="of:=[.E19]+RAND()" office:value-type="float" office:value="1.76521019395056" calcext:value-type="float">
            <text:p>1.7652101939505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t</text:p>
          </table:table-cell>
          <table:table-cell table:style-name="ce1" table:formula="of:=RAND()" office:value-type="float" office:value="0.158592410437428" calcext:value-type="float">
            <text:p>0.158592410437428</text:p>
          </table:table-cell>
          <table:table-cell table:formula="of:=[.$A$2]*[.C$19]^2+[.$B$2]*[.C$19]*[.$B20]+[.$C$2]*[.$B20]^2+[.$C$25]-2*[.$C$25]*RAND()" office:value-type="float" office:value="-0.145588160741476" calcext:value-type="float">
            <text:p>-0.145588160741476</text:p>
          </table:table-cell>
          <table:table-cell table:formula="of:=[.$A$2]*[.D$19]^2+[.$B$2]*[.D$19]*[.$B20]+[.$C$2]*[.$B20]^2+[.$C$25]-2*[.$C$25]*RAND()" office:value-type="float" office:value="-0.304311474311335" calcext:value-type="float">
            <text:p>-0.304311474311335</text:p>
          </table:table-cell>
          <table:table-cell table:formula="of:=[.$A$2]*[.E$19]^2+[.$B$2]*[.E$19]*[.$B20]+[.$C$2]*[.$B20]^2+[.$C$25]-2*[.$C$25]*RAND()" office:value-type="float" office:value="7.83168381726436" calcext:value-type="float">
            <text:p>7.83168381726436</text:p>
          </table:table-cell>
          <table:table-cell table:formula="of:=[.$A$2]*[.F$19]^2+[.$B$2]*[.F$19]*[.$B20]+[.$C$2]*[.$B20]^2+[.$C$25]-2*[.$C$25]*RAND()" office:value-type="float" office:value="13.1402415154999" calcext:value-type="float">
            <text:p>13.1402415154999</text:p>
          </table:table-cell>
          <table:table-cell table:style-name="ce2" office:value-type="string" calcext:value-type="string" table:number-columns-spanned="1" table:number-rows-spanned="4">
            <text:p>k</text:p>
          </table:table-cell>
        </table:table-row>
        <table:table-row table:style-name="ro1">
          <table:covered-table-cell/>
          <table:table-cell table:style-name="ce1" table:formula="of:=[.B20]+RAND()" office:value-type="float" office:value="0.454613866919513" calcext:value-type="float">
            <text:p>0.454613866919513</text:p>
          </table:table-cell>
          <table:table-cell table:formula="of:=[.$A$2]*[.C$19]^2+[.$B$2]*[.C$19]*[.$B21]+[.$C$2]*[.$B21]^2+[.$C$25]-2*[.$C$25]*RAND()" office:value-type="float" office:value="0.132266336727318" calcext:value-type="float">
            <text:p>0.132266336727318</text:p>
          </table:table-cell>
          <table:table-cell table:formula="of:=[.$A$2]*[.D$19]^2+[.$B$2]*[.D$19]*[.$B21]+[.$C$2]*[.$B21]^2+[.$C$25]-2*[.$C$25]*RAND()" office:value-type="float" office:value="5.69967130960306" calcext:value-type="float">
            <text:p>5.69967130960306</text:p>
          </table:table-cell>
          <table:table-cell table:formula="of:=[.$A$2]*[.E$19]^2+[.$B$2]*[.E$19]*[.$B21]+[.$C$2]*[.$B21]^2+[.$C$25]-2*[.$C$25]*RAND()" office:value-type="float" office:value="15.4886771723046" calcext:value-type="float">
            <text:p>15.4886771723046</text:p>
          </table:table-cell>
          <table:table-cell table:formula="of:=[.$A$2]*[.F$19]^2+[.$B$2]*[.F$19]*[.$B21]+[.$C$2]*[.$B21]^2+[.$C$25]-2*[.$C$25]*RAND()" office:value-type="float" office:value="18.66384974983" calcext:value-type="float">
            <text:p>18.66384974983</text:p>
          </table:table-cell>
          <table:covered-table-cell/>
        </table:table-row>
        <table:table-row table:style-name="ro1">
          <table:covered-table-cell/>
          <table:table-cell table:style-name="ce1" table:formula="of:=[.B21]+RAND()" office:value-type="float" office:value="1.35063969789381" calcext:value-type="float">
            <text:p>1.35063969789381</text:p>
          </table:table-cell>
          <table:table-cell table:formula="of:=[.$A$2]*[.C$19]^2+[.$B$2]*[.C$19]*[.$B22]+[.$C$2]*[.$B22]^2+[.$C$25]-2*[.$C$25]*RAND()" office:value-type="float" office:value="15.8740903229307" calcext:value-type="float">
            <text:p>15.8740903229307</text:p>
          </table:table-cell>
          <table:table-cell table:formula="of:=[.$A$2]*[.D$19]^2+[.$B$2]*[.D$19]*[.$B22]+[.$C$2]*[.$B22]^2+[.$C$25]-2*[.$C$25]*RAND()" office:value-type="float" office:value="22.2196494941961" calcext:value-type="float">
            <text:p>22.2196494941961</text:p>
          </table:table-cell>
          <table:table-cell table:formula="of:=[.$A$2]*[.E$19]^2+[.$B$2]*[.E$19]*[.$B22]+[.$C$2]*[.$B22]^2+[.$C$25]-2*[.$C$25]*RAND()" office:value-type="float" office:value="24.6260814120739" calcext:value-type="float">
            <text:p>24.6260814120739</text:p>
          </table:table-cell>
          <table:table-cell table:formula="of:=[.$A$2]*[.F$19]^2+[.$B$2]*[.F$19]*[.$B22]+[.$C$2]*[.$B22]^2+[.$C$25]-2*[.$C$25]*RAND()" office:value-type="float" office:value="32.0626608046582" calcext:value-type="float">
            <text:p>32.0626608046582</text:p>
          </table:table-cell>
          <table:covered-table-cell/>
        </table:table-row>
        <table:table-row table:style-name="ro1">
          <table:covered-table-cell/>
          <table:table-cell table:style-name="ce1" table:formula="of:=[.B22]+RAND()" office:value-type="float" office:value="1.43097536060397" calcext:value-type="float">
            <text:p>1.43097536060397</text:p>
          </table:table-cell>
          <table:table-cell table:formula="of:=[.$A$2]*[.C$19]^2+[.$B$2]*[.C$19]*[.$B23]+[.$C$2]*[.$B23]^2+[.$C$25]-2*[.$C$25]*RAND()" office:value-type="float" office:value="16.0358309143075" calcext:value-type="float">
            <text:p>16.0358309143075</text:p>
          </table:table-cell>
          <table:table-cell table:formula="of:=[.$A$2]*[.D$19]^2+[.$B$2]*[.D$19]*[.$B23]+[.$C$2]*[.$B23]^2+[.$C$25]-2*[.$C$25]*RAND()" office:value-type="float" office:value="17.5590269209412" calcext:value-type="float">
            <text:p>17.5590269209412</text:p>
          </table:table-cell>
          <table:table-cell table:formula="of:=[.$A$2]*[.E$19]^2+[.$B$2]*[.E$19]*[.$B23]+[.$C$2]*[.$B23]^2+[.$C$25]-2*[.$C$25]*RAND()" office:value-type="float" office:value="34.3600225629222" calcext:value-type="float">
            <text:p>34.3600225629222</text:p>
          </table:table-cell>
          <table:table-cell table:formula="of:=[.$A$2]*[.F$19]^2+[.$B$2]*[.F$19]*[.$B23]+[.$C$2]*[.$B23]^2+[.$C$25]-2*[.$C$25]*RAND()" office:value-type="float" office:value="28.4138021101046" calcext:value-type="float">
            <text:p>28.4138021101046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1" table:formula="of:=RAND()" office:value-type="float" office:value="0.852732885030419" calcext:value-type="float">
            <text:p>0.852732885030419</text:p>
          </table:table-cell>
          <table:table-cell table:style-name="ce1" table:formula="of:=[.C29]+RAND()" office:value-type="float" office:value="1.24446742953989" calcext:value-type="float">
            <text:p>1.24446742953989</text:p>
          </table:table-cell>
          <table:table-cell table:style-name="ce1" table:formula="of:=[.D29]+RAND()" office:value-type="float" office:value="1.6604057207981" calcext:value-type="float">
            <text:p>1.6604057207981</text:p>
          </table:table-cell>
          <table:table-cell table:style-name="ce1" table:formula="of:=[.E29]+RAND()" office:value-type="float" office:value="2.01369867912631" calcext:value-type="float">
            <text:p>2.013698679126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t</text:p>
          </table:table-cell>
          <table:table-cell table:style-name="ce1" table:formula="of:=RAND()" office:value-type="float" office:value="0.49165850115764" calcext:value-type="float">
            <text:p>0.49165850115764</text:p>
          </table:table-cell>
          <table:table-cell table:formula="of:=[.$A$2]*[.C$19]^2+[.$B$2]*[.C$19]*[.$B30]+[.$C$2]*[.$B30]^2+[.$C$25]-2*[.$C$25]*RAND()" office:value-type="float" office:value="7.67832591376781" calcext:value-type="float">
            <text:p>7.67832591376781</text:p>
          </table:table-cell>
          <table:table-cell table:formula="of:=[.$A$2]*[.D$19]^2+[.$B$2]*[.D$19]*[.$B30]+[.$C$2]*[.$B30]^2+[.$C$25]-2*[.$C$25]*RAND()" office:value-type="float" office:value="9.64513846918457" calcext:value-type="float">
            <text:p>9.64513846918457</text:p>
          </table:table-cell>
          <table:table-cell table:formula="of:=[.$A$2]*[.E$19]^2+[.$B$2]*[.E$19]*[.$B30]+[.$C$2]*[.$B30]^2+[.$C$25]-2*[.$C$25]*RAND()" office:value-type="float" office:value="15.2247489631966" calcext:value-type="float">
            <text:p>15.2247489631966</text:p>
          </table:table-cell>
          <table:table-cell table:formula="of:=[.$A$2]*[.F$19]^2+[.$B$2]*[.F$19]*[.$B30]+[.$C$2]*[.$B30]^2+[.$C$25]-2*[.$C$25]*RAND()" office:value-type="float" office:value="11.428123949779" calcext:value-type="float">
            <text:p>11.428123949779</text:p>
          </table:table-cell>
          <table:table-cell table:style-name="ce2" office:value-type="string" calcext:value-type="string" table:number-columns-spanned="1" table:number-rows-spanned="4">
            <text:p>k</text:p>
          </table:table-cell>
        </table:table-row>
        <table:table-row table:style-name="ro1">
          <table:covered-table-cell/>
          <table:table-cell table:style-name="ce1" table:formula="of:=[.B30]+RAND()" office:value-type="float" office:value="0.945353001404649" calcext:value-type="float">
            <text:p>0.945353001404649</text:p>
          </table:table-cell>
          <table:table-cell table:formula="of:=[.$A$2]*[.C$19]^2+[.$B$2]*[.C$19]*[.$B31]+[.$C$2]*[.$B31]^2+[.$C$25]-2*[.$C$25]*RAND()" office:value-type="float" office:value="2.78236179638403" calcext:value-type="float">
            <text:p>2.78236179638403</text:p>
          </table:table-cell>
          <table:table-cell table:formula="of:=[.$A$2]*[.D$19]^2+[.$B$2]*[.D$19]*[.$B31]+[.$C$2]*[.$B31]^2+[.$C$25]-2*[.$C$25]*RAND()" office:value-type="float" office:value="11.6829894522967" calcext:value-type="float">
            <text:p>11.6829894522967</text:p>
          </table:table-cell>
          <table:table-cell table:formula="of:=[.$A$2]*[.E$19]^2+[.$B$2]*[.E$19]*[.$B31]+[.$C$2]*[.$B31]^2+[.$C$25]-2*[.$C$25]*RAND()" office:value-type="float" office:value="22.3912676380857" calcext:value-type="float">
            <text:p>22.3912676380857</text:p>
          </table:table-cell>
          <table:table-cell table:formula="of:=[.$A$2]*[.F$19]^2+[.$B$2]*[.F$19]*[.$B31]+[.$C$2]*[.$B31]^2+[.$C$25]-2*[.$C$25]*RAND()" office:value-type="float" office:value="20.3895886707735" calcext:value-type="float">
            <text:p>20.3895886707735</text:p>
          </table:table-cell>
          <table:covered-table-cell/>
        </table:table-row>
        <table:table-row table:style-name="ro1">
          <table:covered-table-cell/>
          <table:table-cell table:style-name="ce1" table:formula="of:=[.B31]+RAND()" office:value-type="float" office:value="1.47335128016487" calcext:value-type="float">
            <text:p>1.47335128016487</text:p>
          </table:table-cell>
          <table:table-cell table:formula="of:=[.$A$2]*[.C$19]^2+[.$B$2]*[.C$19]*[.$B32]+[.$C$2]*[.$B32]^2+[.$C$25]-2*[.$C$25]*RAND()" office:value-type="float" office:value="17.2367078072224" calcext:value-type="float">
            <text:p>17.2367078072224</text:p>
          </table:table-cell>
          <table:table-cell table:formula="of:=[.$A$2]*[.D$19]^2+[.$B$2]*[.D$19]*[.$B32]+[.$C$2]*[.$B32]^2+[.$C$25]-2*[.$C$25]*RAND()" office:value-type="float" office:value="17.2469568402674" calcext:value-type="float">
            <text:p>17.2469568402674</text:p>
          </table:table-cell>
          <table:table-cell table:formula="of:=[.$A$2]*[.E$19]^2+[.$B$2]*[.E$19]*[.$B32]+[.$C$2]*[.$B32]^2+[.$C$25]-2*[.$C$25]*RAND()" office:value-type="float" office:value="29.831025222166" calcext:value-type="float">
            <text:p>29.831025222166</text:p>
          </table:table-cell>
          <table:table-cell table:formula="of:=[.$A$2]*[.F$19]^2+[.$B$2]*[.F$19]*[.$B32]+[.$C$2]*[.$B32]^2+[.$C$25]-2*[.$C$25]*RAND()" office:value-type="float" office:value="30.9405949080902" calcext:value-type="float">
            <text:p>30.9405949080902</text:p>
          </table:table-cell>
          <table:covered-table-cell/>
        </table:table-row>
        <table:table-row table:style-name="ro1">
          <table:covered-table-cell/>
          <table:table-cell table:style-name="ce1" table:formula="of:=[.B32]+RAND()" office:value-type="float" office:value="1.71474488053028" calcext:value-type="float">
            <text:p>1.71474488053028</text:p>
          </table:table-cell>
          <table:table-cell table:formula="of:=[.$A$2]*[.C$19]^2+[.$B$2]*[.C$19]*[.$B33]+[.$C$2]*[.$B33]^2+[.$C$25]-2*[.$C$25]*RAND()" office:value-type="float" office:value="23.1792557443398" calcext:value-type="float">
            <text:p>23.1792557443398</text:p>
          </table:table-cell>
          <table:table-cell table:formula="of:=[.$A$2]*[.D$19]^2+[.$B$2]*[.D$19]*[.$B33]+[.$C$2]*[.$B33]^2+[.$C$25]-2*[.$C$25]*RAND()" office:value-type="float" office:value="22.8158915516893" calcext:value-type="float">
            <text:p>22.8158915516893</text:p>
          </table:table-cell>
          <table:table-cell table:formula="of:=[.$A$2]*[.E$19]^2+[.$B$2]*[.E$19]*[.$B33]+[.$C$2]*[.$B33]^2+[.$C$25]-2*[.$C$25]*RAND()" office:value-type="float" office:value="33.4578064719047" calcext:value-type="float">
            <text:p>33.4578064719047</text:p>
          </table:table-cell>
          <table:table-cell table:formula="of:=[.$A$2]*[.F$19]^2+[.$B$2]*[.F$19]*[.$B33]+[.$C$2]*[.$B33]^2+[.$C$25]-2*[.$C$25]*RAND()" office:value-type="float" office:value="36.2827775850935" calcext:value-type="float">
            <text:p>36.2827775850935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1" table:formula="of:=RAND()" office:value-type="float" office:value="0.616561753994706" calcext:value-type="float">
            <text:p>0.616561753994706</text:p>
          </table:table-cell>
          <table:table-cell table:style-name="ce1" table:formula="of:=[.C39]+RAND()" office:value-type="float" office:value="1.13243302549233" calcext:value-type="float">
            <text:p>1.13243302549233</text:p>
          </table:table-cell>
          <table:table-cell table:style-name="ce1" table:formula="of:=[.D39]+RAND()" office:value-type="float" office:value="1.15394425951562" calcext:value-type="float">
            <text:p>1.15394425951562</text:p>
          </table:table-cell>
          <table:table-cell table:style-name="ce1" table:formula="of:=[.E39]+RAND()" office:value-type="float" office:value="1.46678830667111" calcext:value-type="float">
            <text:p>1.4667883066711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t</text:p>
          </table:table-cell>
          <table:table-cell table:style-name="ce1" table:formula="of:=RAND()" office:value-type="float" office:value="0.176728488351263" calcext:value-type="float">
            <text:p>0.176728488351263</text:p>
          </table:table-cell>
          <table:table-cell table:formula="of:=[.$A$2]*[.C$19]^2+[.$B$2]*[.C$19]*[.$B40]+[.$C$2]*[.$B40]^2+[.$C$25]-2*[.$C$25]*RAND()" office:value-type="float" office:value="-3.26168552816113" calcext:value-type="float">
            <text:p>-3.26168552816113</text:p>
          </table:table-cell>
          <table:table-cell table:formula="of:=[.$A$2]*[.D$19]^2+[.$B$2]*[.D$19]*[.$B40]+[.$C$2]*[.$B40]^2+[.$C$25]-2*[.$C$25]*RAND()" office:value-type="float" office:value="4.18306172971393" calcext:value-type="float">
            <text:p>4.18306172971393</text:p>
          </table:table-cell>
          <table:table-cell table:formula="of:=[.$A$2]*[.E$19]^2+[.$B$2]*[.E$19]*[.$B40]+[.$C$2]*[.$B40]^2+[.$C$25]-2*[.$C$25]*RAND()" office:value-type="float" office:value="14.9839666033395" calcext:value-type="float">
            <text:p>14.9839666033395</text:p>
          </table:table-cell>
          <table:table-cell table:formula="of:=[.$A$2]*[.F$19]^2+[.$B$2]*[.F$19]*[.$B40]+[.$C$2]*[.$B40]^2+[.$C$25]-2*[.$C$25]*RAND()" office:value-type="float" office:value="16.3278962980841" calcext:value-type="float">
            <text:p>16.3278962980841</text:p>
          </table:table-cell>
          <table:table-cell table:style-name="ce2" office:value-type="string" calcext:value-type="string" table:number-columns-spanned="1" table:number-rows-spanned="4">
            <text:p>k</text:p>
          </table:table-cell>
        </table:table-row>
        <table:table-row table:style-name="ro1">
          <table:covered-table-cell/>
          <table:table-cell table:style-name="ce1" table:formula="of:=[.B40]+RAND()" office:value-type="float" office:value="0.248310806463115" calcext:value-type="float">
            <text:p>0.248310806463115</text:p>
          </table:table-cell>
          <table:table-cell table:formula="of:=[.$A$2]*[.C$19]^2+[.$B$2]*[.C$19]*[.$B41]+[.$C$2]*[.$B41]^2+[.$C$25]-2*[.$C$25]*RAND()" office:value-type="float" office:value="2.07300544862535" calcext:value-type="float">
            <text:p>2.07300544862535</text:p>
          </table:table-cell>
          <table:table-cell table:formula="of:=[.$A$2]*[.D$19]^2+[.$B$2]*[.D$19]*[.$B41]+[.$C$2]*[.$B41]^2+[.$C$25]-2*[.$C$25]*RAND()" office:value-type="float" office:value="-1.13229049595908" calcext:value-type="float">
            <text:p>-1.13229049595908</text:p>
          </table:table-cell>
          <table:table-cell table:formula="of:=[.$A$2]*[.E$19]^2+[.$B$2]*[.E$19]*[.$B41]+[.$C$2]*[.$B41]^2+[.$C$25]-2*[.$C$25]*RAND()" office:value-type="float" office:value="7.73333579941953" calcext:value-type="float">
            <text:p>7.73333579941953</text:p>
          </table:table-cell>
          <table:table-cell table:formula="of:=[.$A$2]*[.F$19]^2+[.$B$2]*[.F$19]*[.$B41]+[.$C$2]*[.$B41]^2+[.$C$25]-2*[.$C$25]*RAND()" office:value-type="float" office:value="9.89446822746035" calcext:value-type="float">
            <text:p>9.89446822746035</text:p>
          </table:table-cell>
          <table:covered-table-cell/>
        </table:table-row>
        <table:table-row table:style-name="ro1">
          <table:covered-table-cell/>
          <table:table-cell table:style-name="ce1" table:formula="of:=[.B41]+RAND()" office:value-type="float" office:value="0.48574138218266" calcext:value-type="float">
            <text:p>0.48574138218266</text:p>
          </table:table-cell>
          <table:table-cell table:formula="of:=[.$A$2]*[.C$19]^2+[.$B$2]*[.C$19]*[.$B42]+[.$C$2]*[.$B42]^2+[.$C$25]-2*[.$C$25]*RAND()" office:value-type="float" office:value="4.96816311182158" calcext:value-type="float">
            <text:p>4.96816311182158</text:p>
          </table:table-cell>
          <table:table-cell table:formula="of:=[.$A$2]*[.D$19]^2+[.$B$2]*[.D$19]*[.$B42]+[.$C$2]*[.$B42]^2+[.$C$25]-2*[.$C$25]*RAND()" office:value-type="float" office:value="5.95348043617777" calcext:value-type="float">
            <text:p>5.95348043617777</text:p>
          </table:table-cell>
          <table:table-cell table:formula="of:=[.$A$2]*[.E$19]^2+[.$B$2]*[.E$19]*[.$B42]+[.$C$2]*[.$B42]^2+[.$C$25]-2*[.$C$25]*RAND()" office:value-type="float" office:value="9.60319355073992" calcext:value-type="float">
            <text:p>9.60319355073992</text:p>
          </table:table-cell>
          <table:table-cell table:formula="of:=[.$A$2]*[.F$19]^2+[.$B$2]*[.F$19]*[.$B42]+[.$C$2]*[.$B42]^2+[.$C$25]-2*[.$C$25]*RAND()" office:value-type="float" office:value="18.3017821994592" calcext:value-type="float">
            <text:p>18.3017821994592</text:p>
          </table:table-cell>
          <table:covered-table-cell/>
        </table:table-row>
        <table:table-row table:style-name="ro1">
          <table:covered-table-cell/>
          <table:table-cell table:style-name="ce1" table:formula="of:=[.B42]+RAND()" office:value-type="float" office:value="1.06566833141239" calcext:value-type="float">
            <text:p>1.06566833141239</text:p>
          </table:table-cell>
          <table:table-cell table:formula="of:=[.$A$2]*[.C$19]^2+[.$B$2]*[.C$19]*[.$B43]+[.$C$2]*[.$B43]^2+[.$C$25]-2*[.$C$25]*RAND()" office:value-type="float" office:value="11.4438189446977" calcext:value-type="float">
            <text:p>11.4438189446977</text:p>
          </table:table-cell>
          <table:table-cell table:formula="of:=[.$A$2]*[.D$19]^2+[.$B$2]*[.D$19]*[.$B43]+[.$C$2]*[.$B43]^2+[.$C$25]-2*[.$C$25]*RAND()" office:value-type="float" office:value="12.1575390914664" calcext:value-type="float">
            <text:p>12.1575390914664</text:p>
          </table:table-cell>
          <table:table-cell table:formula="of:=[.$A$2]*[.E$19]^2+[.$B$2]*[.E$19]*[.$B43]+[.$C$2]*[.$B43]^2+[.$C$25]-2*[.$C$25]*RAND()" office:value-type="float" office:value="18.0037313127568" calcext:value-type="float">
            <text:p>18.0037313127568</text:p>
          </table:table-cell>
          <table:table-cell table:formula="of:=[.$A$2]*[.F$19]^2+[.$B$2]*[.F$19]*[.$B43]+[.$C$2]*[.$B43]^2+[.$C$25]-2*[.$C$25]*RAND()" office:value-type="float" office:value="24.5712252680377" calcext:value-type="float">
            <text:p>24.5712252680377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1" table:formula="of:=RAND()" office:value-type="float" office:value="0.232072910347615" calcext:value-type="float">
            <text:p>0.232072910347615</text:p>
          </table:table-cell>
          <table:table-cell table:style-name="ce1" table:formula="of:=[.C49]+RAND()" office:value-type="float" office:value="0.272065903185909" calcext:value-type="float">
            <text:p>0.272065903185909</text:p>
          </table:table-cell>
          <table:table-cell table:style-name="ce1" table:formula="of:=[.D49]+RAND()" office:value-type="float" office:value="1.2321903874517" calcext:value-type="float">
            <text:p>1.2321903874517</text:p>
          </table:table-cell>
          <table:table-cell table:style-name="ce1" table:formula="of:=[.E49]+RAND()" office:value-type="float" office:value="2.17236226515991" calcext:value-type="float">
            <text:p>2.1723622651599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t</text:p>
          </table:table-cell>
          <table:table-cell table:style-name="ce1" table:formula="of:=RAND()" office:value-type="float" office:value="0.584948753024247" calcext:value-type="float">
            <text:p>0.584948753024247</text:p>
          </table:table-cell>
          <table:table-cell table:formula="of:=[.$A$2]*[.C$19]^2+[.$B$2]*[.C$19]*[.$B50]+[.$C$2]*[.$B50]^2+[.$C$25]-2*[.$C$25]*RAND()" office:value-type="float" office:value="-1.36592354951908" calcext:value-type="float">
            <text:p>-1.36592354951908</text:p>
          </table:table-cell>
          <table:table-cell table:formula="of:=[.$A$2]*[.D$19]^2+[.$B$2]*[.D$19]*[.$B50]+[.$C$2]*[.$B50]^2+[.$C$25]-2*[.$C$25]*RAND()" office:value-type="float" office:value="1.79162494622735" calcext:value-type="float">
            <text:p>1.79162494622735</text:p>
          </table:table-cell>
          <table:table-cell table:formula="of:=[.$A$2]*[.E$19]^2+[.$B$2]*[.E$19]*[.$B50]+[.$C$2]*[.$B50]^2+[.$C$25]-2*[.$C$25]*RAND()" office:value-type="float" office:value="18.7646737999634" calcext:value-type="float">
            <text:p>18.7646737999634</text:p>
          </table:table-cell>
          <table:table-cell table:formula="of:=[.$A$2]*[.F$19]^2+[.$B$2]*[.F$19]*[.$B50]+[.$C$2]*[.$B50]^2+[.$C$25]-2*[.$C$25]*RAND()" office:value-type="float" office:value="12.0747520042216" calcext:value-type="float">
            <text:p>12.0747520042216</text:p>
          </table:table-cell>
          <table:table-cell table:style-name="ce2" office:value-type="string" calcext:value-type="string" table:number-columns-spanned="1" table:number-rows-spanned="4">
            <text:p>k</text:p>
          </table:table-cell>
        </table:table-row>
        <table:table-row table:style-name="ro1">
          <table:covered-table-cell/>
          <table:table-cell table:style-name="ce1" table:formula="of:=[.B50]+RAND()" office:value-type="float" office:value="0.62524591542751" calcext:value-type="float">
            <text:p>0.62524591542751</text:p>
          </table:table-cell>
          <table:table-cell table:formula="of:=[.$A$2]*[.C$19]^2+[.$B$2]*[.C$19]*[.$B51]+[.$C$2]*[.$B51]^2+[.$C$25]-2*[.$C$25]*RAND()" office:value-type="float" office:value="-0.441227787144362" calcext:value-type="float">
            <text:p>-0.441227787144362</text:p>
          </table:table-cell>
          <table:table-cell table:formula="of:=[.$A$2]*[.D$19]^2+[.$B$2]*[.D$19]*[.$B51]+[.$C$2]*[.$B51]^2+[.$C$25]-2*[.$C$25]*RAND()" office:value-type="float" office:value="7.42732317759941" calcext:value-type="float">
            <text:p>7.42732317759941</text:p>
          </table:table-cell>
          <table:table-cell table:formula="of:=[.$A$2]*[.E$19]^2+[.$B$2]*[.E$19]*[.$B51]+[.$C$2]*[.$B51]^2+[.$C$25]-2*[.$C$25]*RAND()" office:value-type="float" office:value="17.682238029613" calcext:value-type="float">
            <text:p>17.682238029613</text:p>
          </table:table-cell>
          <table:table-cell table:formula="of:=[.$A$2]*[.F$19]^2+[.$B$2]*[.F$19]*[.$B51]+[.$C$2]*[.$B51]^2+[.$C$25]-2*[.$C$25]*RAND()" office:value-type="float" office:value="18.1733703184964" calcext:value-type="float">
            <text:p>18.1733703184964</text:p>
          </table:table-cell>
          <table:covered-table-cell/>
        </table:table-row>
        <table:table-row table:style-name="ro1">
          <table:covered-table-cell/>
          <table:table-cell table:style-name="ce1" table:formula="of:=[.B51]+RAND()" office:value-type="float" office:value="0.814401487124506" calcext:value-type="float">
            <text:p>0.814401487124506</text:p>
          </table:table-cell>
          <table:table-cell table:formula="of:=[.$A$2]*[.C$19]^2+[.$B$2]*[.C$19]*[.$B52]+[.$C$2]*[.$B52]^2+[.$C$25]-2*[.$C$25]*RAND()" office:value-type="float" office:value="3.64746515737856" calcext:value-type="float">
            <text:p>3.64746515737856</text:p>
          </table:table-cell>
          <table:table-cell table:formula="of:=[.$A$2]*[.D$19]^2+[.$B$2]*[.D$19]*[.$B52]+[.$C$2]*[.$B52]^2+[.$C$25]-2*[.$C$25]*RAND()" office:value-type="float" office:value="4.80226649171185" calcext:value-type="float">
            <text:p>4.80226649171185</text:p>
          </table:table-cell>
          <table:table-cell table:formula="of:=[.$A$2]*[.E$19]^2+[.$B$2]*[.E$19]*[.$B52]+[.$C$2]*[.$B52]^2+[.$C$25]-2*[.$C$25]*RAND()" office:value-type="float" office:value="16.3998398692604" calcext:value-type="float">
            <text:p>16.3998398692604</text:p>
          </table:table-cell>
          <table:table-cell table:formula="of:=[.$A$2]*[.F$19]^2+[.$B$2]*[.F$19]*[.$B52]+[.$C$2]*[.$B52]^2+[.$C$25]-2*[.$C$25]*RAND()" office:value-type="float" office:value="20.6818230111833" calcext:value-type="float">
            <text:p>20.6818230111833</text:p>
          </table:table-cell>
          <table:covered-table-cell/>
        </table:table-row>
        <table:table-row table:style-name="ro1">
          <table:covered-table-cell/>
          <table:table-cell table:style-name="ce1" table:formula="of:=[.B52]+RAND()" office:value-type="float" office:value="1.35139167812796" calcext:value-type="float">
            <text:p>1.35139167812796</text:p>
          </table:table-cell>
          <table:table-cell table:formula="of:=[.$A$2]*[.C$19]^2+[.$B$2]*[.C$19]*[.$B53]+[.$C$2]*[.$B53]^2+[.$C$25]-2*[.$C$25]*RAND()" office:value-type="float" office:value="15.837442999682" calcext:value-type="float">
            <text:p>15.837442999682</text:p>
          </table:table-cell>
          <table:table-cell table:formula="of:=[.$A$2]*[.D$19]^2+[.$B$2]*[.D$19]*[.$B53]+[.$C$2]*[.$B53]^2+[.$C$25]-2*[.$C$25]*RAND()" office:value-type="float" office:value="18.2065826398999" calcext:value-type="float">
            <text:p>18.2065826398999</text:p>
          </table:table-cell>
          <table:table-cell table:formula="of:=[.$A$2]*[.E$19]^2+[.$B$2]*[.E$19]*[.$B53]+[.$C$2]*[.$B53]^2+[.$C$25]-2*[.$C$25]*RAND()" office:value-type="float" office:value="28.3006760927641" calcext:value-type="float">
            <text:p>28.3006760927641</text:p>
          </table:table-cell>
          <table:table-cell table:formula="of:=[.$A$2]*[.F$19]^2+[.$B$2]*[.F$19]*[.$B53]+[.$C$2]*[.$B53]^2+[.$C$25]-2*[.$C$25]*RAND()" office:value-type="float" office:value="30.5040636158361" calcext:value-type="float">
            <text:p>30.5040636158361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4:24:58.978412974</meta:creation-date>
    <dc:date>2021-06-25T14:49:40.857069039</dc:date>
    <meta:editing-duration>PT4M7S</meta:editing-duration>
    <meta:editing-cycles>2</meta:editing-cycles>
    <meta:generator>LibreOffice/6.4.7.2$Linux_X86_64 LibreOffice_project/40$Build-2</meta:generator>
    <meta:document-statistic meta:table-count="1" meta:cell-count="184" meta:object-count="0"/>
  </office:meta>
</office:document-meta>
</file>